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5-09-1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5-05-0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4-09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4-05-2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3-11-0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3-09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3-05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2-09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2-05-1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1-09-2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1-05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0-09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20-05-1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9-09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9-05-1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8-11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8-09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8-05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7-09-2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7-06-0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6-09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6-05-3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5-09-2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5-05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4-09-0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4-06-2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4-05-0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4-03-0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4-01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3-12-19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3-10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3-07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3-06-0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3-04-1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2-08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2-05-0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2-03-0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1-11-0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1-09-0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1-06-1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1-04-1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0-08-1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10-04-0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9-08-1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9-03-25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8-11-1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8-09-0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8-04-0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7-08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7-04-2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6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6-04-0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5-08-1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5-04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4-08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4-04-0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3-11-1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3-09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3-07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3-04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8-11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3-11-0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2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8-11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3-11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3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8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7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6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5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5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5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5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5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5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5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534075175201</text:p>
          </table:table-cell>
          <table:table-cell office:value-type="string" calcext:value-type="string">
            <text:p>330020-- Horner Obs</text:p>
          </table:table-cell>
          <table:table-cell office:value-type="string" calcext:value-type="string">
            <text:p>195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2" meta:object-count="0"/>
    <meta:user-defined meta:name="AppVersion">3.0</meta:user-defined>
  </office:meta>
</office:document-meta>
</file>